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0" table:style-name="ta1">
        <table:shapes>
          <draw:frame draw:z-index="0" draw:style-name="gr1" draw:text-style-name="P1" svg:width="634.9pt" svg:height="441.21pt" svg:x="282.33pt" svg:y="15.82pt">
            <draw:object draw:notify-on-update-of-ranges="t0.A1:t0.A1 t0.A2:t0.A103 t0.B1:t0.B1 t0.B2:t0.B103 t0.A1:t0.A1 t0.A2:t0.A103 t0.C1:t0.C1 t0.C2:t0.C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556.362307562" calcext:value-type="float">
            <text:p>245556.362307562</text:p>
          </table:table-cell>
          <table:table-cell office:value-type="float" office:value="132362.72928237" calcext:value-type="float">
            <text:p>132362.729282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580.762306163" calcext:value-type="float">
            <text:p>232580.762306163</text:p>
          </table:table-cell>
          <table:table-cell office:value-type="float" office:value="118131.677560249" calcext:value-type="float">
            <text:p>118131.6775602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4996.023667311" calcext:value-type="float">
            <text:p>224996.023667311</text:p>
          </table:table-cell>
          <table:table-cell office:value-type="float" office:value="102794.168416617" calcext:value-type="float">
            <text:p>102794.1684166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0495.067090812" calcext:value-type="float">
            <text:p>220495.067090812</text:p>
          </table:table-cell>
          <table:table-cell office:value-type="float" office:value="95332.7512077512" calcext:value-type="float">
            <text:p>95332.7512077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2051.323776814" calcext:value-type="float">
            <text:p>192051.323776814</text:p>
          </table:table-cell>
          <table:table-cell office:value-type="float" office:value="88769.934495895" calcext:value-type="float">
            <text:p>88769.934495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1175.436156205" calcext:value-type="float">
            <text:p>191175.436156205</text:p>
          </table:table-cell>
          <table:table-cell office:value-type="float" office:value="83806.7461047173" calcext:value-type="float">
            <text:p>83806.74610471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8460.722620723" calcext:value-type="float">
            <text:p>198460.722620723</text:p>
          </table:table-cell>
          <table:table-cell office:value-type="float" office:value="82362.5952476994" calcext:value-type="float">
            <text:p>82362.5952476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9294.470477767" calcext:value-type="float">
            <text:p>179294.470477767</text:p>
          </table:table-cell>
          <table:table-cell office:value-type="float" office:value="77766.519402199" calcext:value-type="float">
            <text:p>77766.5194021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9628.843933929" calcext:value-type="float">
            <text:p>169628.843933929</text:p>
          </table:table-cell>
          <table:table-cell office:value-type="float" office:value="76600.1873885854" calcext:value-type="float">
            <text:p>76600.1873885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1666.5223762" calcext:value-type="float">
            <text:p>161666.5223762</text:p>
          </table:table-cell>
          <table:table-cell office:value-type="float" office:value="76114.0317806984" calcext:value-type="float">
            <text:p>76114.03178069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1289.99028999" calcext:value-type="float">
            <text:p>171289.99028999</text:p>
          </table:table-cell>
          <table:table-cell office:value-type="float" office:value="74895.1664192168" calcext:value-type="float">
            <text:p>74895.1664192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6509.774978398" calcext:value-type="float">
            <text:p>166509.774978398</text:p>
          </table:table-cell>
          <table:table-cell office:value-type="float" office:value="72201.6940002552" calcext:value-type="float">
            <text:p>72201.69400025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3694.491556561" calcext:value-type="float">
            <text:p>173694.491556561</text:p>
          </table:table-cell>
          <table:table-cell office:value-type="float" office:value="71186.7466462192" calcext:value-type="float">
            <text:p>71186.74664621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3687.406539866" calcext:value-type="float">
            <text:p>163687.406539866</text:p>
          </table:table-cell>
          <table:table-cell office:value-type="float" office:value="69545.4306363397" calcext:value-type="float">
            <text:p>69545.43063633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718.959288852" calcext:value-type="float">
            <text:p>165718.959288852</text:p>
          </table:table-cell>
          <table:table-cell office:value-type="float" office:value="69327.5751045727" calcext:value-type="float">
            <text:p>69327.57510457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6685.340013465" calcext:value-type="float">
            <text:p>156685.340013465</text:p>
          </table:table-cell>
          <table:table-cell office:value-type="float" office:value="67733.3151586316" calcext:value-type="float">
            <text:p>67733.31515863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459.47698978" calcext:value-type="float">
            <text:p>150459.47698978</text:p>
          </table:table-cell>
          <table:table-cell office:value-type="float" office:value="68902.8598470452" calcext:value-type="float">
            <text:p>68902.8598470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906.259951715" calcext:value-type="float">
            <text:p>151906.259951715</text:p>
          </table:table-cell>
          <table:table-cell office:value-type="float" office:value="66694.1084074417" calcext:value-type="float">
            <text:p>66694.10840744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2857.978172264" calcext:value-type="float">
            <text:p>142857.978172264</text:p>
          </table:table-cell>
          <table:table-cell office:value-type="float" office:value="66466.6485733153" calcext:value-type="float">
            <text:p>66466.64857331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547.628665719" calcext:value-type="float">
            <text:p>156547.628665719</text:p>
          </table:table-cell>
          <table:table-cell office:value-type="float" office:value="64639.0587429842" calcext:value-type="float">
            <text:p>64639.05874298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8191.3560108" calcext:value-type="float">
            <text:p>138191.3560108</text:p>
          </table:table-cell>
          <table:table-cell office:value-type="float" office:value="65188.9308336423" calcext:value-type="float">
            <text:p>65188.93083364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2083.541872274" calcext:value-type="float">
            <text:p>142083.541872274</text:p>
          </table:table-cell>
          <table:table-cell office:value-type="float" office:value="63990.8362171163" calcext:value-type="float">
            <text:p>63990.83621711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1898.043987266" calcext:value-type="float">
            <text:p>141898.043987266</text:p>
          </table:table-cell>
          <table:table-cell office:value-type="float" office:value="64713.925073094" calcext:value-type="float">
            <text:p>64713.9250730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0967.186933539" calcext:value-type="float">
            <text:p>160967.186933539</text:p>
          </table:table-cell>
          <table:table-cell office:value-type="float" office:value="63089.3947097562" calcext:value-type="float">
            <text:p>63089.39470975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363.736672828" calcext:value-type="float">
            <text:p>183363.736672828</text:p>
          </table:table-cell>
          <table:table-cell office:value-type="float" office:value="63208.8553666398" calcext:value-type="float">
            <text:p>63208.85536663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9931.394146458" calcext:value-type="float">
            <text:p>139931.394146458</text:p>
          </table:table-cell>
          <table:table-cell office:value-type="float" office:value="62962.6525008487" calcext:value-type="float">
            <text:p>62962.65250084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8587.949598126" calcext:value-type="float">
            <text:p>148587.949598126</text:p>
          </table:table-cell>
          <table:table-cell office:value-type="float" office:value="62524.8759823286" calcext:value-type="float">
            <text:p>62524.87598232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5800.013983347" calcext:value-type="float">
            <text:p>165800.013983347</text:p>
          </table:table-cell>
          <table:table-cell office:value-type="float" office:value="62163.5003114251" calcext:value-type="float">
            <text:p>62163.50031142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852.493058375" calcext:value-type="float">
            <text:p>145852.493058375</text:p>
          </table:table-cell>
          <table:table-cell office:value-type="float" office:value="61683.4081889161" calcext:value-type="float">
            <text:p>61683.4081889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1522.746911636" calcext:value-type="float">
            <text:p>111522.746911636</text:p>
          </table:table-cell>
          <table:table-cell office:value-type="float" office:value="61405.4972118721" calcext:value-type="float">
            <text:p>61405.49721187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7271.858229962" calcext:value-type="float">
            <text:p>147271.858229962</text:p>
          </table:table-cell>
          <table:table-cell office:value-type="float" office:value="60083.6533601022" calcext:value-type="float">
            <text:p>60083.65336010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1288.614855282" calcext:value-type="float">
            <text:p>111288.614855282</text:p>
          </table:table-cell>
          <table:table-cell office:value-type="float" office:value="60235.6232034419" calcext:value-type="float">
            <text:p>60235.62320344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5781.87949074" calcext:value-type="float">
            <text:p>125781.87949074</text:p>
          </table:table-cell>
          <table:table-cell office:value-type="float" office:value="60072.2404854141" calcext:value-type="float">
            <text:p>60072.24048541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3109.388878103" calcext:value-type="float">
            <text:p>113109.388878103</text:p>
          </table:table-cell>
          <table:table-cell office:value-type="float" office:value="59254.2307643311" calcext:value-type="float">
            <text:p>59254.23076433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4465.776249867" calcext:value-type="float">
            <text:p>114465.776249867</text:p>
          </table:table-cell>
          <table:table-cell office:value-type="float" office:value="58717.0065669722" calcext:value-type="float">
            <text:p>58717.00656697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5444.424242297" calcext:value-type="float">
            <text:p>105444.424242297</text:p>
          </table:table-cell>
          <table:table-cell office:value-type="float" office:value="58066.1532655156" calcext:value-type="float">
            <text:p>58066.15326551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1519.798084821" calcext:value-type="float">
            <text:p>121519.798084821</text:p>
          </table:table-cell>
          <table:table-cell office:value-type="float" office:value="56757.4982856385" calcext:value-type="float">
            <text:p>56757.49828563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4258.875654926" calcext:value-type="float">
            <text:p>104258.875654926</text:p>
          </table:table-cell>
          <table:table-cell office:value-type="float" office:value="57541.4985310439" calcext:value-type="float">
            <text:p>57541.4985310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8326.837131185" calcext:value-type="float">
            <text:p>108326.837131185</text:p>
          </table:table-cell>
          <table:table-cell office:value-type="float" office:value="56152.590401012" calcext:value-type="float">
            <text:p>56152.5904010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382.421934505" calcext:value-type="float">
            <text:p>105382.421934505</text:p>
          </table:table-cell>
          <table:table-cell office:value-type="float" office:value="55843.491966397" calcext:value-type="float">
            <text:p>55843.4919663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960.2986745844" calcext:value-type="float">
            <text:p>94960.2986745844</text:p>
          </table:table-cell>
          <table:table-cell office:value-type="float" office:value="55599.2942992943" calcext:value-type="float">
            <text:p>55599.29429929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5922.950438894" calcext:value-type="float">
            <text:p>105922.950438894</text:p>
          </table:table-cell>
          <table:table-cell office:value-type="float" office:value="55097.2370891243" calcext:value-type="float">
            <text:p>55097.23708912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594.2069011376" calcext:value-type="float">
            <text:p>98594.2069011376</text:p>
          </table:table-cell>
          <table:table-cell office:value-type="float" office:value="53636.1013045505" calcext:value-type="float">
            <text:p>53636.10130455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9988.0821751191" calcext:value-type="float">
            <text:p>99988.0821751191</text:p>
          </table:table-cell>
          <table:table-cell office:value-type="float" office:value="54040.0778010592" calcext:value-type="float">
            <text:p>54040.07780105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8639.1244001863" calcext:value-type="float">
            <text:p>88639.1244001863</text:p>
          </table:table-cell>
          <table:table-cell office:value-type="float" office:value="53103.8526188512" calcext:value-type="float">
            <text:p>53103.85261885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9287.3337605481" calcext:value-type="float">
            <text:p>89287.3337605481</text:p>
          </table:table-cell>
          <table:table-cell office:value-type="float" office:value="52850.8139257811" calcext:value-type="float">
            <text:p>52850.81392578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1664.193518739" calcext:value-type="float">
            <text:p>91664.193518739</text:p>
          </table:table-cell>
          <table:table-cell office:value-type="float" office:value="52481.9114238625" calcext:value-type="float">
            <text:p>52481.91142386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8483.5068565227" calcext:value-type="float">
            <text:p>78483.5068565227</text:p>
          </table:table-cell>
          <table:table-cell office:value-type="float" office:value="52322.6769216353" calcext:value-type="float">
            <text:p>52322.676921635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1601.1812271975" calcext:value-type="float">
            <text:p>81601.1812271975</text:p>
          </table:table-cell>
          <table:table-cell office:value-type="float" office:value="50938.2051473888" calcext:value-type="float">
            <text:p>50938.20514738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6069.6923958312" calcext:value-type="float">
            <text:p>86069.6923958312</text:p>
          </table:table-cell>
          <table:table-cell office:value-type="float" office:value="51136.958771438" calcext:value-type="float">
            <text:p>51136.9587714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9190.760173905" calcext:value-type="float">
            <text:p>79190.760173905</text:p>
          </table:table-cell>
          <table:table-cell office:value-type="float" office:value="50745.1079458877" calcext:value-type="float">
            <text:p>50745.10794588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5347.9584232941" calcext:value-type="float">
            <text:p>75347.9584232941</text:p>
          </table:table-cell>
          <table:table-cell office:value-type="float" office:value="49960.3426792379" calcext:value-type="float">
            <text:p>49960.34267923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462.4448315723" calcext:value-type="float">
            <text:p>67462.4448315723</text:p>
          </table:table-cell>
          <table:table-cell office:value-type="float" office:value="49587.3981760019" calcext:value-type="float">
            <text:p>49587.398176001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3030.5736335148" calcext:value-type="float">
            <text:p>73030.5736335148</text:p>
          </table:table-cell>
          <table:table-cell office:value-type="float" office:value="48869.4260441846" calcext:value-type="float">
            <text:p>48869.42604418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4282.2509711399" calcext:value-type="float">
            <text:p>74282.2509711399</text:p>
          </table:table-cell>
          <table:table-cell office:value-type="float" office:value="49119.174258046" calcext:value-type="float">
            <text:p>49119.17425804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336.372667661" calcext:value-type="float">
            <text:p>61336.372667661</text:p>
          </table:table-cell>
          <table:table-cell office:value-type="float" office:value="48071.7701402208" calcext:value-type="float">
            <text:p>48071.77014022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8916.5368958472" calcext:value-type="float">
            <text:p>68916.5368958472</text:p>
          </table:table-cell>
          <table:table-cell office:value-type="float" office:value="47822.7484922237" calcext:value-type="float">
            <text:p>47822.74849222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1603.8544422268" calcext:value-type="float">
            <text:p>61603.8544422268</text:p>
          </table:table-cell>
          <table:table-cell office:value-type="float" office:value="47500.7937440411" calcext:value-type="float">
            <text:p>47500.79374404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498.7976190508" calcext:value-type="float">
            <text:p>63498.7976190508</text:p>
          </table:table-cell>
          <table:table-cell office:value-type="float" office:value="47291.0175350341" calcext:value-type="float">
            <text:p>47291.01753503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8718.9581951858" calcext:value-type="float">
            <text:p>58718.9581951858</text:p>
          </table:table-cell>
          <table:table-cell office:value-type="float" office:value="47131.9279102625" calcext:value-type="float">
            <text:p>47131.92791026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3482.2245456089" calcext:value-type="float">
            <text:p>53482.2245456089</text:p>
          </table:table-cell>
          <table:table-cell office:value-type="float" office:value="46216.4986865448" calcext:value-type="float">
            <text:p>46216.498686544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0525.69487721" calcext:value-type="float">
            <text:p>60525.69487721</text:p>
          </table:table-cell>
          <table:table-cell office:value-type="float" office:value="45625.465279431" calcext:value-type="float">
            <text:p>45625.46527943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509.4689236103" calcext:value-type="float">
            <text:p>50509.4689236103</text:p>
          </table:table-cell>
          <table:table-cell office:value-type="float" office:value="45825.9227409294" calcext:value-type="float">
            <text:p>45825.92274092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738.312032559" calcext:value-type="float">
            <text:p>55738.312032559</text:p>
          </table:table-cell>
          <table:table-cell office:value-type="float" office:value="45136.0340456052" calcext:value-type="float">
            <text:p>45136.03404560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680.6880388148" calcext:value-type="float">
            <text:p>44680.6880388148</text:p>
          </table:table-cell>
          <table:table-cell office:value-type="float" office:value="45040.4085069438" calcext:value-type="float">
            <text:p>45040.40850694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608.4194270699" calcext:value-type="float">
            <text:p>58608.4194270699</text:p>
          </table:table-cell>
          <table:table-cell office:value-type="float" office:value="44893.2591899009" calcext:value-type="float">
            <text:p>44893.259189900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347.5551484209" calcext:value-type="float">
            <text:p>43347.5551484209</text:p>
          </table:table-cell>
          <table:table-cell office:value-type="float" office:value="43861.1702077827" calcext:value-type="float">
            <text:p>43861.17020778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0010.9576059909" calcext:value-type="float">
            <text:p>50010.9576059909</text:p>
          </table:table-cell>
          <table:table-cell office:value-type="float" office:value="43528.4375187934" calcext:value-type="float">
            <text:p>43528.437518793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426.11501743" calcext:value-type="float">
            <text:p>43426.11501743</text:p>
          </table:table-cell>
          <table:table-cell office:value-type="float" office:value="43526.8138077563" calcext:value-type="float">
            <text:p>43526.81380775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540.5419741235" calcext:value-type="float">
            <text:p>51540.5419741235</text:p>
          </table:table-cell>
          <table:table-cell office:value-type="float" office:value="43435.4376593571" calcext:value-type="float">
            <text:p>43435.437659357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478.3872683032" calcext:value-type="float">
            <text:p>42478.3872683032</text:p>
          </table:table-cell>
          <table:table-cell office:value-type="float" office:value="42715.4560422301" calcext:value-type="float">
            <text:p>42715.45604223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9862.6448968586" calcext:value-type="float">
            <text:p>39862.6448968586</text:p>
          </table:table-cell>
          <table:table-cell office:value-type="float" office:value="42355.3445950979" calcext:value-type="float">
            <text:p>42355.34459509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6306.0661781319" calcext:value-type="float">
            <text:p>46306.0661781319</text:p>
          </table:table-cell>
          <table:table-cell office:value-type="float" office:value="41932.8913492297" calcext:value-type="float">
            <text:p>41932.891349229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007.9054169963" calcext:value-type="float">
            <text:p>42007.9054169963</text:p>
          </table:table-cell>
          <table:table-cell office:value-type="float" office:value="41610.0476969469" calcext:value-type="float">
            <text:p>41610.04769694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718.7165280332" calcext:value-type="float">
            <text:p>37718.7165280332</text:p>
          </table:table-cell>
          <table:table-cell office:value-type="float" office:value="41615.3483440647" calcext:value-type="float">
            <text:p>41615.34834406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1777.1156041198" calcext:value-type="float">
            <text:p>41777.1156041198</text:p>
          </table:table-cell>
          <table:table-cell office:value-type="float" office:value="41235.0603426476" calcext:value-type="float">
            <text:p>41235.060342647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9529.9719568494" calcext:value-type="float">
            <text:p>39529.9719568494</text:p>
          </table:table-cell>
          <table:table-cell office:value-type="float" office:value="40374.8719257669" calcext:value-type="float">
            <text:p>40374.871925766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6926.7338553779" calcext:value-type="float">
            <text:p>36926.7338553779</text:p>
          </table:table-cell>
          <table:table-cell office:value-type="float" office:value="40088.7965586761" calcext:value-type="float">
            <text:p>40088.79655867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143.9888588198" calcext:value-type="float">
            <text:p>38143.9888588198</text:p>
          </table:table-cell>
          <table:table-cell office:value-type="float" office:value="39936.7988051896" calcext:value-type="float">
            <text:p>39936.79880518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4284.5417363505" calcext:value-type="float">
            <text:p>34284.5417363505</text:p>
          </table:table-cell>
          <table:table-cell office:value-type="float" office:value="39464.2709895735" calcext:value-type="float">
            <text:p>39464.270989573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214.8703963651" calcext:value-type="float">
            <text:p>36214.8703963651</text:p>
          </table:table-cell>
          <table:table-cell office:value-type="float" office:value="38843.1851320231" calcext:value-type="float">
            <text:p>38843.18513202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737.8073741406" calcext:value-type="float">
            <text:p>31737.8073741406</text:p>
          </table:table-cell>
          <table:table-cell office:value-type="float" office:value="38664.881559171" calcext:value-type="float">
            <text:p>38664.88155917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911.3063541108" calcext:value-type="float">
            <text:p>36911.3063541108</text:p>
          </table:table-cell>
          <table:table-cell office:value-type="float" office:value="38348.2841567133" calcext:value-type="float">
            <text:p>38348.28415671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116.062968184" calcext:value-type="float">
            <text:p>30116.062968184</text:p>
          </table:table-cell>
          <table:table-cell office:value-type="float" office:value="38290.3840941603" calcext:value-type="float">
            <text:p>38290.38409416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866.4488177959" calcext:value-type="float">
            <text:p>30866.4488177959</text:p>
          </table:table-cell>
          <table:table-cell office:value-type="float" office:value="37241.9338543132" calcext:value-type="float">
            <text:p>37241.93385431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314.968387929" calcext:value-type="float">
            <text:p>30314.968387929</text:p>
          </table:table-cell>
          <table:table-cell office:value-type="float" office:value="37074.454322515" calcext:value-type="float">
            <text:p>37074.4543225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8809.9297984024" calcext:value-type="float">
            <text:p>28809.9297984024</text:p>
          </table:table-cell>
          <table:table-cell office:value-type="float" office:value="36882.3496834572" calcext:value-type="float">
            <text:p>36882.349683457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902.919446809" calcext:value-type="float">
            <text:p>23902.919446809</text:p>
          </table:table-cell>
          <table:table-cell office:value-type="float" office:value="36780.6905510427" calcext:value-type="float">
            <text:p>36780.69055104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8710.5364488856" calcext:value-type="float">
            <text:p>28710.5364488856</text:p>
          </table:table-cell>
          <table:table-cell office:value-type="float" office:value="35990.8423055132" calcext:value-type="float">
            <text:p>35990.842305513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4162.8315664486" calcext:value-type="float">
            <text:p>24162.8315664486</text:p>
          </table:table-cell>
          <table:table-cell office:value-type="float" office:value="35588.9713839311" calcext:value-type="float">
            <text:p>35588.97138393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363.4552667631" calcext:value-type="float">
            <text:p>25363.4552667631</text:p>
          </table:table-cell>
          <table:table-cell office:value-type="float" office:value="35537.8198551741" calcext:value-type="float">
            <text:p>35537.819855174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3361.5017887318" calcext:value-type="float">
            <text:p>23361.5017887318</text:p>
          </table:table-cell>
          <table:table-cell office:value-type="float" office:value="34778.1957946387" calcext:value-type="float">
            <text:p>34778.195794638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879.0521513633" calcext:value-type="float">
            <text:p>22879.0521513633</text:p>
          </table:table-cell>
          <table:table-cell office:value-type="float" office:value="34450.4310292297" calcext:value-type="float">
            <text:p>34450.431029229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609.7163807535" calcext:value-type="float">
            <text:p>19609.7163807535</text:p>
          </table:table-cell>
          <table:table-cell office:value-type="float" office:value="34340.549825543" calcext:value-type="float">
            <text:p>34340.5498255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506.2517705096" calcext:value-type="float">
            <text:p>21506.2517705096</text:p>
          </table:table-cell>
          <table:table-cell office:value-type="float" office:value="33472.0281238974" calcext:value-type="float">
            <text:p>33472.028123897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341.3169136183" calcext:value-type="float">
            <text:p>20341.3169136183</text:p>
          </table:table-cell>
          <table:table-cell office:value-type="float" office:value="33443.8211171545" calcext:value-type="float">
            <text:p>33443.821117154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750.2532089005" calcext:value-type="float">
            <text:p>19750.2532089005</text:p>
          </table:table-cell>
          <table:table-cell office:value-type="float" office:value="33280.3572549943" calcext:value-type="float">
            <text:p>33280.357254994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925.0527072497" calcext:value-type="float">
            <text:p>18925.0527072497</text:p>
          </table:table-cell>
          <table:table-cell office:value-type="float" office:value="32782.4070914363" calcext:value-type="float">
            <text:p>32782.407091436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630.1720832971" calcext:value-type="float">
            <text:p>15630.1720832971</text:p>
          </table:table-cell>
          <table:table-cell office:value-type="float" office:value="32351.020597412" calcext:value-type="float">
            <text:p>32351.0205974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356.5647467644" calcext:value-type="float">
            <text:p>18356.5647467644</text:p>
          </table:table-cell>
          <table:table-cell office:value-type="float" office:value="31967.746871593" calcext:value-type="float">
            <text:p>31967.74687159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891.9514506067" calcext:value-type="float">
            <text:p>18891.9514506067</text:p>
          </table:table-cell>
          <table:table-cell office:value-type="float" office:value="31476.8490288995" calcext:value-type="float">
            <text:p>31476.849028899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716.9386701159" calcext:value-type="float">
            <text:p>16716.9386701159</text:p>
          </table:table-cell>
          <table:table-cell office:value-type="float" office:value="31330.7386151136" calcext:value-type="float">
            <text:p>31330.7386151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08:02:54.370000000</dc:date>
    <meta:editing-duration>PT4M21S</meta:editing-duration>
    <meta:editing-cycles>1</meta:editing-cycles>
    <meta:document-statistic meta:table-count="1" meta:cell-count="308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99cm" svg:height="15.566cm" xlink:href=".." xlink:type="simple" chart:class="chart:scatter" chart:style-name="ch1">
        <chart:title svg:x="8.47cm" svg:y="0.447cm" chart:style-name="ch2">
          <text:p>960 Pro random insert rate</text:p>
        </chart:title>
        <chart:subtitle svg:x="8.549cm" svg:y="1.537cm" chart:style-name="ch3">
          <text:p>key: 8 bytes, value: 248 bytes</text:p>
        </chart:subtitle>
        <chart:legend chart:legend-position="end" svg:x="19.6cm" svg:y="7.235cm" style:legend-expansion="high" chart:style-name="ch4"/>
        <chart:plot-area chart:style-name="ch5" table:cell-range-address="t0.A1:t0.C103" chart:data-source-has-labels="row" svg:x="1.458cm" svg:y="2.531cm" svg:width="17.695cm" svg:height="11.743cm">
          <chartooo:coordinate-region svg:x="2.82cm" svg:y="2.731cm" svg:width="15.961cm" svg:height="10.896cm"/>
          <chart:axis chart:dimension="x" chart:name="primary-x" chart:style-name="ch6">
            <chart:title svg:x="7.84cm" svg:y="14.585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782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t0.B2:t0.B103" chart:label-cell-address="t0.B1:t0.B1" chart:class="chart:scatter">
            <chart:domain table:cell-range-address="t0.A2:t0.A103"/>
            <chart:data-point chart:repeated="102"/>
          </chart:series>
          <chart:series chart:style-name="ch12" chart:values-cell-range-address="t0.C2:t0.C103" chart:label-cell-address="t0.C1:t0.C1" chart:class="chart:scatter"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t0.B1:t0.B1</svg:desc>
                </draw:g>
              </table:table-cell>
              <table:table-cell office:value-type="string">
                <text:p>Tupl</text:p>
                <draw:g>
                  <svg:desc>t0.C1:t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t0.A2:t0.A103</svg:desc>
                </draw:g>
              </table:table-cell>
              <table:table-cell office:value-type="float" office:value="245556.362307562">
                <text:p>245556.362307562</text:p>
                <draw:g>
                  <svg:desc>t0.B2:t0.B103</svg:desc>
                </draw:g>
              </table:table-cell>
              <table:table-cell office:value-type="float" office:value="132362.72928237">
                <text:p>132362.72928237</text:p>
                <draw:g>
                  <svg:desc>t0.C2:t0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32580.762306163">
                <text:p>232580.762306163</text:p>
              </table:table-cell>
              <table:table-cell office:value-type="float" office:value="118131.677560249">
                <text:p>118131.677560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4996.023667311">
                <text:p>224996.023667311</text:p>
              </table:table-cell>
              <table:table-cell office:value-type="float" office:value="102794.168416617">
                <text:p>102794.168416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20495.067090812">
                <text:p>220495.067090812</text:p>
              </table:table-cell>
              <table:table-cell office:value-type="float" office:value="95332.7512077512">
                <text:p>95332.7512077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92051.323776814">
                <text:p>192051.323776814</text:p>
              </table:table-cell>
              <table:table-cell office:value-type="float" office:value="88769.934495895">
                <text:p>88769.934495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91175.436156205">
                <text:p>191175.436156205</text:p>
              </table:table-cell>
              <table:table-cell office:value-type="float" office:value="83806.7461047173">
                <text:p>83806.7461047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98460.722620723">
                <text:p>198460.722620723</text:p>
              </table:table-cell>
              <table:table-cell office:value-type="float" office:value="82362.5952476994">
                <text:p>82362.5952476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179294.470477767">
                <text:p>179294.470477767</text:p>
              </table:table-cell>
              <table:table-cell office:value-type="float" office:value="77766.519402199">
                <text:p>77766.519402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69628.843933929">
                <text:p>169628.843933929</text:p>
              </table:table-cell>
              <table:table-cell office:value-type="float" office:value="76600.1873885854">
                <text:p>76600.1873885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666.5223762">
                <text:p>161666.5223762</text:p>
              </table:table-cell>
              <table:table-cell office:value-type="float" office:value="76114.0317806984">
                <text:p>76114.0317806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171289.99028999">
                <text:p>171289.99028999</text:p>
              </table:table-cell>
              <table:table-cell office:value-type="float" office:value="74895.1664192168">
                <text:p>74895.1664192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166509.774978398">
                <text:p>166509.774978398</text:p>
              </table:table-cell>
              <table:table-cell office:value-type="float" office:value="72201.6940002552">
                <text:p>72201.6940002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73694.491556561">
                <text:p>173694.491556561</text:p>
              </table:table-cell>
              <table:table-cell office:value-type="float" office:value="71186.7466462192">
                <text:p>71186.7466462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163687.406539866">
                <text:p>163687.406539866</text:p>
              </table:table-cell>
              <table:table-cell office:value-type="float" office:value="69545.4306363397">
                <text:p>69545.4306363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165718.959288852">
                <text:p>165718.959288852</text:p>
              </table:table-cell>
              <table:table-cell office:value-type="float" office:value="69327.5751045727">
                <text:p>69327.5751045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156685.340013465">
                <text:p>156685.340013465</text:p>
              </table:table-cell>
              <table:table-cell office:value-type="float" office:value="67733.3151586316">
                <text:p>67733.315158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150459.47698978">
                <text:p>150459.47698978</text:p>
              </table:table-cell>
              <table:table-cell office:value-type="float" office:value="68902.8598470452">
                <text:p>68902.8598470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151906.259951715">
                <text:p>151906.259951715</text:p>
              </table:table-cell>
              <table:table-cell office:value-type="float" office:value="66694.1084074417">
                <text:p>66694.1084074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42857.978172264">
                <text:p>142857.978172264</text:p>
              </table:table-cell>
              <table:table-cell office:value-type="float" office:value="66466.6485733153">
                <text:p>66466.6485733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56547.628665719">
                <text:p>156547.628665719</text:p>
              </table:table-cell>
              <table:table-cell office:value-type="float" office:value="64639.0587429842">
                <text:p>64639.0587429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138191.3560108">
                <text:p>138191.3560108</text:p>
              </table:table-cell>
              <table:table-cell office:value-type="float" office:value="65188.9308336423">
                <text:p>65188.9308336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142083.541872274">
                <text:p>142083.541872274</text:p>
              </table:table-cell>
              <table:table-cell office:value-type="float" office:value="63990.8362171163">
                <text:p>63990.8362171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">
                <text:p>280</text:p>
              </table:table-cell>
              <table:table-cell office:value-type="float" office:value="141898.043987266">
                <text:p>141898.043987266</text:p>
              </table:table-cell>
              <table:table-cell office:value-type="float" office:value="64713.925073094">
                <text:p>64713.925073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">
                <text:p>290</text:p>
              </table:table-cell>
              <table:table-cell office:value-type="float" office:value="160967.186933539">
                <text:p>160967.186933539</text:p>
              </table:table-cell>
              <table:table-cell office:value-type="float" office:value="63089.3947097562">
                <text:p>63089.3947097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183363.736672828">
                <text:p>183363.736672828</text:p>
              </table:table-cell>
              <table:table-cell office:value-type="float" office:value="63208.8553666398">
                <text:p>63208.8553666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">
                <text:p>310</text:p>
              </table:table-cell>
              <table:table-cell office:value-type="float" office:value="139931.394146458">
                <text:p>139931.394146458</text:p>
              </table:table-cell>
              <table:table-cell office:value-type="float" office:value="62962.6525008487">
                <text:p>62962.652500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148587.949598126">
                <text:p>148587.949598126</text:p>
              </table:table-cell>
              <table:table-cell office:value-type="float" office:value="62524.8759823286">
                <text:p>62524.8759823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165800.013983347">
                <text:p>165800.013983347</text:p>
              </table:table-cell>
              <table:table-cell office:value-type="float" office:value="62163.5003114251">
                <text:p>62163.500311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145852.493058375">
                <text:p>145852.493058375</text:p>
              </table:table-cell>
              <table:table-cell office:value-type="float" office:value="61683.4081889161">
                <text:p>61683.4081889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111522.746911636">
                <text:p>111522.746911636</text:p>
              </table:table-cell>
              <table:table-cell office:value-type="float" office:value="61405.4972118721">
                <text:p>61405.4972118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147271.858229962">
                <text:p>147271.858229962</text:p>
              </table:table-cell>
              <table:table-cell office:value-type="float" office:value="60083.6533601022">
                <text:p>60083.6533601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111288.614855282">
                <text:p>111288.614855282</text:p>
              </table:table-cell>
              <table:table-cell office:value-type="float" office:value="60235.6232034419">
                <text:p>60235.6232034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125781.87949074">
                <text:p>125781.87949074</text:p>
              </table:table-cell>
              <table:table-cell office:value-type="float" office:value="60072.2404854141">
                <text:p>60072.240485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113109.388878103">
                <text:p>113109.388878103</text:p>
              </table:table-cell>
              <table:table-cell office:value-type="float" office:value="59254.2307643311">
                <text:p>59254.2307643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114465.776249867">
                <text:p>114465.776249867</text:p>
              </table:table-cell>
              <table:table-cell office:value-type="float" office:value="58717.0065669722">
                <text:p>58717.0065669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105444.424242297">
                <text:p>105444.424242297</text:p>
              </table:table-cell>
              <table:table-cell office:value-type="float" office:value="58066.1532655156">
                <text:p>58066.1532655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">
                <text:p>420</text:p>
              </table:table-cell>
              <table:table-cell office:value-type="float" office:value="121519.798084821">
                <text:p>121519.798084821</text:p>
              </table:table-cell>
              <table:table-cell office:value-type="float" office:value="56757.4982856385">
                <text:p>56757.4982856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">
                <text:p>430</text:p>
              </table:table-cell>
              <table:table-cell office:value-type="float" office:value="104258.875654926">
                <text:p>104258.875654926</text:p>
              </table:table-cell>
              <table:table-cell office:value-type="float" office:value="57541.4985310439">
                <text:p>57541.4985310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">
                <text:p>440</text:p>
              </table:table-cell>
              <table:table-cell office:value-type="float" office:value="108326.837131185">
                <text:p>108326.837131185</text:p>
              </table:table-cell>
              <table:table-cell office:value-type="float" office:value="56152.590401012">
                <text:p>56152.590401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">
                <text:p>450</text:p>
              </table:table-cell>
              <table:table-cell office:value-type="float" office:value="105382.421934505">
                <text:p>105382.421934505</text:p>
              </table:table-cell>
              <table:table-cell office:value-type="float" office:value="55843.491966397">
                <text:p>55843.491966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94960.2986745844">
                <text:p>94960.2986745844</text:p>
              </table:table-cell>
              <table:table-cell office:value-type="float" office:value="55599.2942992943">
                <text:p>55599.2942992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">
                <text:p>470</text:p>
              </table:table-cell>
              <table:table-cell office:value-type="float" office:value="105922.950438894">
                <text:p>105922.950438894</text:p>
              </table:table-cell>
              <table:table-cell office:value-type="float" office:value="55097.2370891243">
                <text:p>55097.2370891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  <table:table-cell office:value-type="float" office:value="98594.2069011376">
                <text:p>98594.2069011376</text:p>
              </table:table-cell>
              <table:table-cell office:value-type="float" office:value="53636.1013045505">
                <text:p>53636.1013045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">
                <text:p>490</text:p>
              </table:table-cell>
              <table:table-cell office:value-type="float" office:value="99988.0821751191">
                <text:p>99988.0821751191</text:p>
              </table:table-cell>
              <table:table-cell office:value-type="float" office:value="54040.0778010592">
                <text:p>54040.0778010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88639.1244001863">
                <text:p>88639.1244001863</text:p>
              </table:table-cell>
              <table:table-cell office:value-type="float" office:value="53103.8526188512">
                <text:p>53103.8526188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">
                <text:p>510</text:p>
              </table:table-cell>
              <table:table-cell office:value-type="float" office:value="89287.3337605481">
                <text:p>89287.3337605481</text:p>
              </table:table-cell>
              <table:table-cell office:value-type="float" office:value="52850.8139257811">
                <text:p>52850.8139257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">
                <text:p>520</text:p>
              </table:table-cell>
              <table:table-cell office:value-type="float" office:value="91664.193518739">
                <text:p>91664.193518739</text:p>
              </table:table-cell>
              <table:table-cell office:value-type="float" office:value="52481.9114238625">
                <text:p>52481.9114238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78483.5068565227">
                <text:p>78483.5068565227</text:p>
              </table:table-cell>
              <table:table-cell office:value-type="float" office:value="52322.6769216353">
                <text:p>52322.6769216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">
                <text:p>540</text:p>
              </table:table-cell>
              <table:table-cell office:value-type="float" office:value="81601.1812271975">
                <text:p>81601.1812271975</text:p>
              </table:table-cell>
              <table:table-cell office:value-type="float" office:value="50938.2051473888">
                <text:p>50938.2051473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86069.6923958312">
                <text:p>86069.6923958312</text:p>
              </table:table-cell>
              <table:table-cell office:value-type="float" office:value="51136.958771438">
                <text:p>51136.958771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">
                <text:p>560</text:p>
              </table:table-cell>
              <table:table-cell office:value-type="float" office:value="79190.760173905">
                <text:p>79190.760173905</text:p>
              </table:table-cell>
              <table:table-cell office:value-type="float" office:value="50745.1079458877">
                <text:p>50745.1079458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">
                <text:p>570</text:p>
              </table:table-cell>
              <table:table-cell office:value-type="float" office:value="75347.9584232941">
                <text:p>75347.9584232941</text:p>
              </table:table-cell>
              <table:table-cell office:value-type="float" office:value="49960.3426792379">
                <text:p>49960.3426792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0">
                <text:p>580</text:p>
              </table:table-cell>
              <table:table-cell office:value-type="float" office:value="67462.4448315723">
                <text:p>67462.4448315723</text:p>
              </table:table-cell>
              <table:table-cell office:value-type="float" office:value="49587.3981760019">
                <text:p>49587.3981760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73030.5736335148">
                <text:p>73030.5736335148</text:p>
              </table:table-cell>
              <table:table-cell office:value-type="float" office:value="48869.4260441846">
                <text:p>48869.4260441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74282.2509711399">
                <text:p>74282.2509711399</text:p>
              </table:table-cell>
              <table:table-cell office:value-type="float" office:value="49119.174258046">
                <text:p>49119.174258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">
                <text:p>610</text:p>
              </table:table-cell>
              <table:table-cell office:value-type="float" office:value="61336.372667661">
                <text:p>61336.372667661</text:p>
              </table:table-cell>
              <table:table-cell office:value-type="float" office:value="48071.7701402208">
                <text:p>48071.7701402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">
                <text:p>620</text:p>
              </table:table-cell>
              <table:table-cell office:value-type="float" office:value="68916.5368958472">
                <text:p>68916.5368958472</text:p>
              </table:table-cell>
              <table:table-cell office:value-type="float" office:value="47822.7484922237">
                <text:p>47822.7484922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0">
                <text:p>630</text:p>
              </table:table-cell>
              <table:table-cell office:value-type="float" office:value="61603.8544422268">
                <text:p>61603.8544422268</text:p>
              </table:table-cell>
              <table:table-cell office:value-type="float" office:value="47500.7937440411">
                <text:p>47500.79374404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">
                <text:p>640</text:p>
              </table:table-cell>
              <table:table-cell office:value-type="float" office:value="63498.7976190508">
                <text:p>63498.7976190508</text:p>
              </table:table-cell>
              <table:table-cell office:value-type="float" office:value="47291.0175350341">
                <text:p>47291.0175350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0">
                <text:p>650</text:p>
              </table:table-cell>
              <table:table-cell office:value-type="float" office:value="58718.9581951858">
                <text:p>58718.9581951858</text:p>
              </table:table-cell>
              <table:table-cell office:value-type="float" office:value="47131.9279102625">
                <text:p>47131.9279102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0">
                <text:p>660</text:p>
              </table:table-cell>
              <table:table-cell office:value-type="float" office:value="53482.2245456089">
                <text:p>53482.2245456089</text:p>
              </table:table-cell>
              <table:table-cell office:value-type="float" office:value="46216.4986865448">
                <text:p>46216.498686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">
                <text:p>670</text:p>
              </table:table-cell>
              <table:table-cell office:value-type="float" office:value="60525.69487721">
                <text:p>60525.69487721</text:p>
              </table:table-cell>
              <table:table-cell office:value-type="float" office:value="45625.465279431">
                <text:p>45625.4652794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50509.4689236103">
                <text:p>50509.4689236103</text:p>
              </table:table-cell>
              <table:table-cell office:value-type="float" office:value="45825.9227409294">
                <text:p>45825.9227409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">
                <text:p>690</text:p>
              </table:table-cell>
              <table:table-cell office:value-type="float" office:value="55738.312032559">
                <text:p>55738.312032559</text:p>
              </table:table-cell>
              <table:table-cell office:value-type="float" office:value="45136.0340456052">
                <text:p>45136.0340456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44680.6880388148">
                <text:p>44680.6880388148</text:p>
              </table:table-cell>
              <table:table-cell office:value-type="float" office:value="45040.4085069438">
                <text:p>45040.4085069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">
                <text:p>710</text:p>
              </table:table-cell>
              <table:table-cell office:value-type="float" office:value="58608.4194270699">
                <text:p>58608.4194270699</text:p>
              </table:table-cell>
              <table:table-cell office:value-type="float" office:value="44893.2591899009">
                <text:p>44893.2591899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43347.5551484209">
                <text:p>43347.5551484209</text:p>
              </table:table-cell>
              <table:table-cell office:value-type="float" office:value="43861.1702077827">
                <text:p>43861.1702077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0">
                <text:p>730</text:p>
              </table:table-cell>
              <table:table-cell office:value-type="float" office:value="50010.9576059909">
                <text:p>50010.9576059909</text:p>
              </table:table-cell>
              <table:table-cell office:value-type="float" office:value="43528.4375187934">
                <text:p>43528.4375187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0">
                <text:p>740</text:p>
              </table:table-cell>
              <table:table-cell office:value-type="float" office:value="43426.11501743">
                <text:p>43426.11501743</text:p>
              </table:table-cell>
              <table:table-cell office:value-type="float" office:value="43526.8138077563">
                <text:p>43526.8138077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0">
                <text:p>750</text:p>
              </table:table-cell>
              <table:table-cell office:value-type="float" office:value="51540.5419741235">
                <text:p>51540.5419741235</text:p>
              </table:table-cell>
              <table:table-cell office:value-type="float" office:value="43435.4376593571">
                <text:p>43435.4376593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0">
                <text:p>760</text:p>
              </table:table-cell>
              <table:table-cell office:value-type="float" office:value="42478.3872683032">
                <text:p>42478.3872683032</text:p>
              </table:table-cell>
              <table:table-cell office:value-type="float" office:value="42715.4560422301">
                <text:p>42715.4560422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">
                <text:p>770</text:p>
              </table:table-cell>
              <table:table-cell office:value-type="float" office:value="39862.6448968586">
                <text:p>39862.6448968586</text:p>
              </table:table-cell>
              <table:table-cell office:value-type="float" office:value="42355.3445950979">
                <text:p>42355.3445950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  <table:table-cell office:value-type="float" office:value="46306.0661781319">
                <text:p>46306.0661781319</text:p>
              </table:table-cell>
              <table:table-cell office:value-type="float" office:value="41932.8913492297">
                <text:p>41932.8913492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0">
                <text:p>790</text:p>
              </table:table-cell>
              <table:table-cell office:value-type="float" office:value="42007.9054169963">
                <text:p>42007.9054169963</text:p>
              </table:table-cell>
              <table:table-cell office:value-type="float" office:value="41610.0476969469">
                <text:p>41610.04769694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">
                <text:p>800</text:p>
              </table:table-cell>
              <table:table-cell office:value-type="float" office:value="37718.7165280332">
                <text:p>37718.7165280332</text:p>
              </table:table-cell>
              <table:table-cell office:value-type="float" office:value="41615.3483440647">
                <text:p>41615.3483440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0">
                <text:p>810</text:p>
              </table:table-cell>
              <table:table-cell office:value-type="float" office:value="41777.1156041198">
                <text:p>41777.1156041198</text:p>
              </table:table-cell>
              <table:table-cell office:value-type="float" office:value="41235.0603426476">
                <text:p>41235.0603426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0">
                <text:p>820</text:p>
              </table:table-cell>
              <table:table-cell office:value-type="float" office:value="39529.9719568494">
                <text:p>39529.9719568494</text:p>
              </table:table-cell>
              <table:table-cell office:value-type="float" office:value="40374.8719257669">
                <text:p>40374.8719257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0">
                <text:p>830</text:p>
              </table:table-cell>
              <table:table-cell office:value-type="float" office:value="36926.7338553779">
                <text:p>36926.7338553779</text:p>
              </table:table-cell>
              <table:table-cell office:value-type="float" office:value="40088.7965586761">
                <text:p>40088.7965586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0">
                <text:p>840</text:p>
              </table:table-cell>
              <table:table-cell office:value-type="float" office:value="38143.9888588198">
                <text:p>38143.9888588198</text:p>
              </table:table-cell>
              <table:table-cell office:value-type="float" office:value="39936.7988051896">
                <text:p>39936.7988051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34284.5417363505">
                <text:p>34284.5417363505</text:p>
              </table:table-cell>
              <table:table-cell office:value-type="float" office:value="39464.2709895735">
                <text:p>39464.2709895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0">
                <text:p>860</text:p>
              </table:table-cell>
              <table:table-cell office:value-type="float" office:value="36214.8703963651">
                <text:p>36214.8703963651</text:p>
              </table:table-cell>
              <table:table-cell office:value-type="float" office:value="38843.1851320231">
                <text:p>38843.1851320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0">
                <text:p>870</text:p>
              </table:table-cell>
              <table:table-cell office:value-type="float" office:value="31737.8073741406">
                <text:p>31737.8073741406</text:p>
              </table:table-cell>
              <table:table-cell office:value-type="float" office:value="38664.881559171">
                <text:p>38664.881559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">
                <text:p>880</text:p>
              </table:table-cell>
              <table:table-cell office:value-type="float" office:value="36911.3063541108">
                <text:p>36911.3063541108</text:p>
              </table:table-cell>
              <table:table-cell office:value-type="float" office:value="38348.2841567133">
                <text:p>38348.2841567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30116.062968184">
                <text:p>30116.062968184</text:p>
              </table:table-cell>
              <table:table-cell office:value-type="float" office:value="38290.3840941603">
                <text:p>38290.3840941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">
                <text:p>900</text:p>
              </table:table-cell>
              <table:table-cell office:value-type="float" office:value="30866.4488177959">
                <text:p>30866.4488177959</text:p>
              </table:table-cell>
              <table:table-cell office:value-type="float" office:value="37241.9338543132">
                <text:p>37241.9338543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0">
                <text:p>910</text:p>
              </table:table-cell>
              <table:table-cell office:value-type="float" office:value="30314.968387929">
                <text:p>30314.968387929</text:p>
              </table:table-cell>
              <table:table-cell office:value-type="float" office:value="37074.454322515">
                <text:p>37074.454322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0">
                <text:p>920</text:p>
              </table:table-cell>
              <table:table-cell office:value-type="float" office:value="28809.9297984024">
                <text:p>28809.9297984024</text:p>
              </table:table-cell>
              <table:table-cell office:value-type="float" office:value="36882.3496834572">
                <text:p>36882.3496834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">
                <text:p>930</text:p>
              </table:table-cell>
              <table:table-cell office:value-type="float" office:value="23902.919446809">
                <text:p>23902.919446809</text:p>
              </table:table-cell>
              <table:table-cell office:value-type="float" office:value="36780.6905510427">
                <text:p>36780.690551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  <table:table-cell office:value-type="float" office:value="28710.5364488856">
                <text:p>28710.5364488856</text:p>
              </table:table-cell>
              <table:table-cell office:value-type="float" office:value="35990.8423055132">
                <text:p>35990.8423055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">
                <text:p>950</text:p>
              </table:table-cell>
              <table:table-cell office:value-type="float" office:value="24162.8315664486">
                <text:p>24162.8315664486</text:p>
              </table:table-cell>
              <table:table-cell office:value-type="float" office:value="35588.9713839311">
                <text:p>35588.97138393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  <table:table-cell office:value-type="float" office:value="25363.4552667631">
                <text:p>25363.4552667631</text:p>
              </table:table-cell>
              <table:table-cell office:value-type="float" office:value="35537.8198551741">
                <text:p>35537.8198551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23361.5017887318">
                <text:p>23361.5017887318</text:p>
              </table:table-cell>
              <table:table-cell office:value-type="float" office:value="34778.1957946387">
                <text:p>34778.19579463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0">
                <text:p>980</text:p>
              </table:table-cell>
              <table:table-cell office:value-type="float" office:value="22879.0521513633">
                <text:p>22879.0521513633</text:p>
              </table:table-cell>
              <table:table-cell office:value-type="float" office:value="34450.4310292297">
                <text:p>34450.4310292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">
                <text:p>990</text:p>
              </table:table-cell>
              <table:table-cell office:value-type="float" office:value="19609.7163807535">
                <text:p>19609.7163807535</text:p>
              </table:table-cell>
              <table:table-cell office:value-type="float" office:value="34340.549825543">
                <text:p>34340.549825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21506.2517705096">
                <text:p>21506.2517705096</text:p>
              </table:table-cell>
              <table:table-cell office:value-type="float" office:value="33472.0281238974">
                <text:p>33472.02812389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0">
                <text:p>1010</text:p>
              </table:table-cell>
              <table:table-cell office:value-type="float" office:value="20341.3169136183">
                <text:p>20341.3169136183</text:p>
              </table:table-cell>
              <table:table-cell office:value-type="float" office:value="33443.8211171545">
                <text:p>33443.8211171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">
                <text:p>1020</text:p>
              </table:table-cell>
              <table:table-cell office:value-type="float" office:value="19750.2532089005">
                <text:p>19750.2532089005</text:p>
              </table:table-cell>
              <table:table-cell office:value-type="float" office:value="33280.3572549943">
                <text:p>33280.35725499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0">
                <text:p>1030</text:p>
              </table:table-cell>
              <table:table-cell office:value-type="float" office:value="18925.0527072497">
                <text:p>18925.0527072497</text:p>
              </table:table-cell>
              <table:table-cell office:value-type="float" office:value="32782.4070914363">
                <text:p>32782.4070914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0">
                <text:p>1040</text:p>
              </table:table-cell>
              <table:table-cell office:value-type="float" office:value="15630.1720832971">
                <text:p>15630.1720832971</text:p>
              </table:table-cell>
              <table:table-cell office:value-type="float" office:value="32351.020597412">
                <text:p>32351.020597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">
                <text:p>1050</text:p>
              </table:table-cell>
              <table:table-cell office:value-type="float" office:value="18356.5647467644">
                <text:p>18356.5647467644</text:p>
              </table:table-cell>
              <table:table-cell office:value-type="float" office:value="31967.746871593">
                <text:p>31967.74687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  <table:table-cell office:value-type="float" office:value="18891.9514506067">
                <text:p>18891.9514506067</text:p>
              </table:table-cell>
              <table:table-cell office:value-type="float" office:value="31476.8490288995">
                <text:p>31476.8490288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0">
                <text:p>1070</text:p>
              </table:table-cell>
              <table:table-cell office:value-type="float" office:value="16716.9386701159">
                <text:p>16716.9386701159</text:p>
              </table:table-cell>
              <table:table-cell office:value-type="float" office:value="31330.7386151136">
                <text:p>31330.7386151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